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53528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53528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paragraph-rsid="00253528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9" style:family="paragraph" style:parent-style-name="Preformatted_20_Text">
      <style:paragraph-properties fo:orphans="2" fo:widows="2"/>
      <style:text-properties fo:font-weight="bold" officeooo:paragraph-rsid="00288955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88955" style:font-weight-asian="bold" style:font-weight-complex="bold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88955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20225"/>
    </style:style>
    <style:style style:name="T5" style:family="text">
      <style:text-properties officeooo:rsid="002303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5"/>
      <text:p text:style-name="P6"><text:span text:style-name="T4">(</text:span>.<text:span text:style-name="T3">a shortcut key search) <text:s/>(</text:span>.<text:span text:style-name="T3">e elock | estop | log | runtime | stack) <text:s text:c="6"/>(</text:span>.<text:span text:style-name="T3">f msg)</text:span></text:p>
      <text:p text:style-name="P6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5">(.s cmd) <text:s text:c="17"/>(</text:span>.<text:span text:style-name="T3">p c | t +#num msg)</text:span></text:p>
      <text:p text:style-name="P6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6"/>
      <text:p text:style-name="P6"/>
      <text:p text:style-name="P6"/>
      <text:p text:style-name="P6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lock | estop | log | runtime | stack) <text:s text:c="6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9"/>
      <text:p text:style-name="P9"/>
      <text:p text:style-name="P9"/>
      <text:p text:style-name="P9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lock | estop | log | runtime | stack) <text:s text:c="6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9"/>
      <text:p text:style-name="P9"/>
      <text:p text:style-name="P9"/>
      <text:p text:style-name="P9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lock | estop | log | runtime | stack) <text:s text:c="6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3-30T09:33:55.024810753</dc:date>
    <meta:editing-duration>PT3M26S</meta:editing-duration>
    <meta:editing-cycles>7</meta:editing-cycles>
    <meta:generator>LibreOffice/5.2.5.1$Linux_X86_64 LibreOffice_project/20m0$Build-1</meta:generator>
    <meta:document-statistic meta:table-count="0" meta:image-count="0" meta:object-count="0" meta:page-count="1" meta:paragraph-count="40" meta:word-count="936" meta:character-count="3600" meta:non-whitespace-character-count="1944"/>
  </office:meta>
</office:document-meta>
</file>